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1"/>
    <style:style style:name="ce14" style:family="table-cell" style:parent-style-name="Default" style:data-style-name="N30">
      <style:table-cell-properties fo:wrap-option="wrap"/>
    </style:style>
    <style:style style:name="ce15" style:family="table-cell" style:parent-style-name="Default" style:data-style-name="N37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set time const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is very approximate as I haven’t looked up the 74hc14 thresholds.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 in <text:span text:style-name="T3">μF</text:span></text:p>
          </table:table-cell>
          <table:table-cell table:number-columns-repeated="1022"/>
        </table:table-row>
        <table:table-row table:style-name="ro1">
          <table:table-cell table:formula="of:=[.A3]*0.000000001" office:value-type="float" office:value="0.000000001" calcext:value-type="float">
            <text:p>1E-09</text:p>
          </table:table-cell>
          <table:table-cell office:value-type="string" calcext:value-type="string">
            <text:p>Above in F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R</text:p>
          </table:table-cell>
          <table:table-cell table:number-columns-repeated="1022"/>
        </table:table-row>
        <table:table-row table:style-name="ro1">
          <table:table-cell table:formula="of:=[.A4]*[.A5]" office:value-type="float" office:value="0.00001" calcext:value-type="float">
            <text:p>1E-05</text:p>
          </table:table-cell>
          <table:table-cell office:value-type="string" calcext:value-type="string">
            <text:p>Time constant (s)</text:p>
          </table:table-cell>
          <table:table-cell table:number-columns-repeated="1022"/>
        </table:table-row>
        <table:table-row table:style-name="ro1">
          <table:table-cell table:formula="of:=[.A6]*1000000" office:value-type="float" office:value="10" calcext:value-type="float">
            <text:p>10</text:p>
          </table:table-cell>
          <table:table-cell office:value-type="string" calcext:value-type="string">
            <text:p>Above in <text:span text:style-name="T3">μs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PU Cycle Timings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PU is a Z84C0010PEG (10 MHz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Datasheet Parameter</text:p>
          </table:table-cell>
          <table:table-cell table:style-name="ce3" office:value-type="string" calcext:value-type="string">
            <text:p>Value (ns)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61"/>
          <table:table-cell table:number-columns-repeated="96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AM access time (ns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lock fall to _MREQ fall delay (max.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_Wait setup to clock fall (min.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_Wait hold after clock fall (min.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ock rise to _IORQ fall (max.)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lock fall to _IORQ fall delay (max.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ta setup to clock rise (min.)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ata setup to clock fall during M2, M3, M4 or M5 cycles (min.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10 MHz</text:p>
          </table:table-cell>
          <table:table-cell table:style-name="ce1" office:value-type="string" calcext:value-type="string">
            <text:p>8 MHz</text:p>
          </table:table-cell>
          <table:table-cell table:style-name="ce1" office:value-type="string" calcext:value-type="string">
            <text:p>4 MHz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formula="of:=1000/10" office:value-type="float" office:value="100" calcext:value-type="float">
            <text:p>100</text:p>
          </table:table-cell>
          <table:table-cell table:formula="of:=1000/8" office:value-type="float" office:value="125" calcext:value-type="float">
            <text:p>125</text:p>
          </table:table-cell>
          <table:table-cell table:formula="of:=1000/4" office:value-type="float" office:value="250" calcext:value-type="float">
            <text:p>250</text:p>
          </table:table-cell>
          <table:table-cell office:value-type="string" calcext:value-type="string">
            <text:p>Clock period (ns)</text:p>
          </table:table-cell>
          <table:table-cell table:number-columns-repeated="1020"/>
        </table:table-row>
        <table:table-row table:style-name="ro1">
          <table:table-cell table:formula="of:=[.A$27]-[.$B$16]-[.$B$17]" office:value-type="float" office:value="25" calcext:value-type="float">
            <text:p>25</text:p>
          </table:table-cell>
          <table:table-cell table:formula="of:=[.B$27]-[.$B$16]-[.$B$17]" office:value-type="float" office:value="50" calcext:value-type="float">
            <text:p>50</text:p>
          </table:table-cell>
          <table:table-cell table:formula="of:=[.C$27]-[.$B$16]-[.$B$17]" office:value-type="float" office:value="175" calcext:value-type="float">
            <text:p>175</text:p>
          </table:table-cell>
          <table:table-cell office:value-type="string" calcext:value-type="string">
            <text:p>_MREQ fall to _WAIT setup (M1 cycle or mem. R/W)</text:p>
          </table:table-cell>
          <table:table-cell table:number-columns-repeated="1020"/>
        </table:table-row>
        <table:table-row table:style-name="ro1">
          <table:table-cell table:formula="of:=([.A$27]*1.5)-[.$B$19]-[.$B$17]" office:value-type="float" office:value="80" calcext:value-type="float">
            <text:p>80</text:p>
          </table:table-cell>
          <table:table-cell table:formula="of:=([.B$27]*1.5)-[.$B$19]-[.$B$17]" office:value-type="float" office:value="117.5" calcext:value-type="float">
            <text:p>117.5</text:p>
          </table:table-cell>
          <table:table-cell table:formula="of:=([.C$27]*1.5)-[.$B$19]-[.$B$17]" office:value-type="float" office:value="305" calcext:value-type="float">
            <text:p>305</text:p>
          </table:table-cell>
          <table:table-cell office:value-type="string" calcext:value-type="string">
            <text:p>_IORQ fall to _WAIT setup (I/O cycle)</text:p>
          </table:table-cell>
          <table:table-cell table:number-columns-repeated="1020"/>
        </table:table-row>
        <table:table-row table:style-name="ro1">
          <table:table-cell table:formula="of:=[.A$27]-[.$B$20]-[.$B$17]" office:value-type="float" office:value="25" calcext:value-type="float">
            <text:p>25</text:p>
          </table:table-cell>
          <table:table-cell table:formula="of:=[.B$27]-[.$B$20]-[.$B$17]" office:value-type="float" office:value="50" calcext:value-type="float">
            <text:p>50</text:p>
          </table:table-cell>
          <table:table-cell table:formula="of:=[.C$27]-[.$B$20]-[.$B$17]" office:value-type="float" office:value="175" calcext:value-type="float">
            <text:p>175</text:p>
          </table:table-cell>
          <table:table-cell office:value-type="string" calcext:value-type="string">
            <text:p>_IORQ fall to _WAIT setup (interrupt acknowledge cycle)</text:p>
          </table:table-cell>
          <table:table-cell table:number-columns-repeated="1020"/>
        </table:table-row>
        <table:table-row table:style-name="ro1">
          <table:table-cell table:formula="of:=([.A$27]*1.5)-[.$B$16]-[.$B$21]" office:value-type="float" office:value="70" calcext:value-type="float">
            <text:p>70</text:p>
          </table:table-cell>
          <table:table-cell table:formula="of:=([.B$27]*1.5)-[.$B$16]-[.$B$21]" office:value-type="float" office:value="107.5" calcext:value-type="float">
            <text:p>107.5</text:p>
          </table:table-cell>
          <table:table-cell table:formula="of:=([.C$27]*1.5)-[.$B$16]-[.$B$21]" office:value-type="float" office:value="295" calcext:value-type="float">
            <text:p>295</text:p>
          </table:table-cell>
          <table:table-cell office:value-type="string" calcext:value-type="string">
            <text:p>_MREQ fall to data setup (M1 cycle)</text:p>
          </table:table-cell>
          <table:table-cell table:number-columns-repeated="1020"/>
        </table:table-row>
        <table:table-row table:style-name="ro1">
          <table:table-cell table:formula="of:=[.A31]-[.$B$15]" office:value-type="float" office:value="15" calcext:value-type="float">
            <text:p>15</text:p>
          </table:table-cell>
          <table:table-cell table:formula="of:=[.B31]-[.$B$15]" office:value-type="float" office:value="52.5" calcext:value-type="float">
            <text:p>52.5</text:p>
          </table:table-cell>
          <table:table-cell table:formula="of:=[.C31]-[.$B$15]" office:value-type="float" office:value="240" calcext:value-type="float">
            <text:p>240</text:p>
          </table:table-cell>
          <table:table-cell office:value-type="string" calcext:value-type="string">
            <text:p>Above less RAM access time (decoding time)</text:p>
          </table:table-cell>
          <table:table-cell table:number-columns-repeated="1020"/>
        </table:table-row>
        <table:table-row table:style-name="ro1">
          <table:table-cell table:formula="of:=([.A$27]*2)-[.$B$16]-[.$B$21]" office:value-type="float" office:value="120" calcext:value-type="float">
            <text:p>120</text:p>
          </table:table-cell>
          <table:table-cell table:formula="of:=([.B$27]*2)-[.$B$16]-[.$B$21]" office:value-type="float" office:value="170" calcext:value-type="float">
            <text:p>170</text:p>
          </table:table-cell>
          <table:table-cell table:formula="of:=([.C$27]*2)-[.$B$16]-[.$B$21]" office:value-type="float" office:value="420" calcext:value-type="float">
            <text:p>420</text:p>
          </table:table-cell>
          <table:table-cell office:value-type="string" calcext:value-type="string">
            <text:p>_MREQ fall to data setup (memory read cycle)</text:p>
          </table:table-cell>
          <table:table-cell table:number-columns-repeated="1020"/>
        </table:table-row>
        <table:table-row table:style-name="ro1">
          <table:table-cell table:formula="of:=[.A33]-[.$B$15]" office:value-type="float" office:value="65" calcext:value-type="float">
            <text:p>65</text:p>
          </table:table-cell>
          <table:table-cell table:formula="of:=[.B33]-[.$B$15]" office:value-type="float" office:value="115" calcext:value-type="float">
            <text:p>115</text:p>
          </table:table-cell>
          <table:table-cell table:formula="of:=[.C33]-[.$B$15]" office:value-type="float" office:value="365" calcext:value-type="float">
            <text:p>365</text:p>
          </table:table-cell>
          <table:table-cell office:value-type="string" calcext:value-type="string">
            <text:p>Above less RAM access time (decoding time)</text:p>
          </table:table-cell>
          <table:table-cell table:number-columns-repeated="1020"/>
        </table:table-row>
        <table:table-row table:style-name="ro1">
          <table:table-cell table:formula="of:=([.A$27]*2.5)-[.$B$19]-[.$B$22]" office:value-type="float" office:value="175" calcext:value-type="float">
            <text:p>175</text:p>
          </table:table-cell>
          <table:table-cell table:formula="of:=([.B$27]*2.5)-[.$B$19]-[.$B$22]" office:value-type="float" office:value="237.5" calcext:value-type="float">
            <text:p>237.5</text:p>
          </table:table-cell>
          <table:table-cell table:formula="of:=([.C$27]*2.5)-[.$B$19]-[.$B$22]" office:value-type="float" office:value="550" calcext:value-type="float">
            <text:p>550</text:p>
          </table:table-cell>
          <table:table-cell office:value-type="string" calcext:value-type="string">
            <text:p>_IORQ fall to data setup (I/O read cycle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50 Hz Mains Reference 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plan is to have a 7555 timer connected with a single R/C timing circuit lightly coupled to the incoming live mains wir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.935064883118" calcext:value-type="float">
            <text:p>64.935064883118</text:p>
          </table:table-cell>
          <table:table-cell office:value-type="string" calcext:value-type="string">
            <text:p>R (K<text:span text:style-name="T3">Ω) – Could be 47K + 12K + 10K pot.</text:span></text:p>
          </table:table-cell>
          <table:table-cell table:number-columns-repeated="1022"/>
        </table:table-row>
        <table:table-row table:style-name="ro1">
          <table:table-cell table:formula="of:=[.A42]*1000" office:value-type="float" office:value="64935.064883118" calcext:value-type="float">
            <text:p>64935.064883118</text:p>
          </table:table-cell>
          <table:table-cell office:value-type="string" calcext:value-type="string">
            <text:p>Above in <text:span text:style-name="T3">Ω</text:span>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 in nF</text:p>
          </table:table-cell>
          <table:table-cell table:number-columns-repeated="1022"/>
        </table:table-row>
        <table:table-row table:style-name="ro1">
          <table:table-cell table:formula="of:=[.A44]/1000000000" office:value-type="float" office:value="0.00000022" calcext:value-type="float">
            <text:p>2.2E-07</text:p>
          </table:table-cell>
          <table:table-cell office:value-type="string" calcext:value-type="string">
            <text:p>Above in F</text:p>
          </table:table-cell>
          <table:table-cell table:number-columns-repeated="1022"/>
        </table:table-row>
        <table:table-row table:style-name="ro1">
          <table:table-cell table:formula="of:=1/(1.4*[.A43]*[.A45])" office:value-type="float" office:value="50.0000000399991" calcext:value-type="float">
            <text:p>50.0000000399991</text:p>
          </table:table-cell>
          <table:table-cell office:value-type="string" calcext:value-type="string">
            <text:p>Frequency (Hz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D Drives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ilips HCMOS outputs can drive up to 5.2 mA or 7.8 for bus driver output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ilips HCMOS VCC or GND current is up to 50 mA or 70 mA for bus driver outpu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 74hct541 for inverting LED drives.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2" table:number-rows-spanned="1">
            <text:p>Calculated</text:p>
          </table:table-cell>
          <table:covered-table-cell/>
          <table:table-cell table:style-name="ce6" office:value-type="string" calcext:value-type="string" table:number-columns-spanned="2" table:number-rows-spanned="1">
            <text:p>Measure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Dim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4.88" calcext:value-type="float">
            <text:p>4.88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Nominal supply voltag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LED forward voltage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330" calcext:value-type="float">
            <text:p>330</text:p>
          </table:table-cell>
          <table:table-cell office:value-type="string" calcext:value-type="string">
            <text:p>Current limiting resistor</text:p>
          </table:table-cell>
          <table:table-cell table:number-columns-repeated="1019"/>
        </table:table-row>
        <table:table-row table:style-name="ro1">
          <table:table-cell table:formula="of:=([.A57]-[.A58])/[.A59]" office:value-type="float" office:value="0.00515151515151515" calcext:value-type="float">
            <text:p>0.005151515151515</text:p>
          </table:table-cell>
          <table:table-cell table:formula="of:=([.B57]-[.B58])/[.B59]" office:value-type="float" office:value="0.00121212121212121" calcext:value-type="float">
            <text:p>0.001212121212121</text:p>
          </table:table-cell>
          <table:table-cell table:formula="of:=1.85/[.C59]" office:value-type="float" office:value="0.00560606060606061" calcext:value-type="float">
            <text:p>0.005606060606061</text:p>
          </table:table-cell>
          <table:table-cell table:formula="of:=0.685/[.D59]" office:value-type="float" office:value="0.00207575757575758" calcext:value-type="float">
            <text:p>0.002075757575758</text:p>
          </table:table-cell>
          <table:table-cell office:value-type="string" calcext:value-type="string">
            <text:p>LED current</text:p>
          </table:table-cell>
          <table:table-cell table:number-columns-repeated="1019"/>
        </table:table-row>
        <table:table-row table:style-name="ro1">
          <table:table-cell table:formula="of:=[.A60]*8" office:value-type="float" office:value="0.0412121212121212" calcext:value-type="float">
            <text:p>0.041212121212121</text:p>
          </table:table-cell>
          <table:table-cell table:formula="of:=[.B60]*8" office:value-type="float" office:value="0.00969696969696971" calcext:value-type="float">
            <text:p>0.00969696969697</text:p>
          </table:table-cell>
          <table:table-cell table:formula="of:=[.C60]*8" office:value-type="float" office:value="0.0448484848484849" calcext:value-type="float">
            <text:p>0.044848484848485</text:p>
          </table:table-cell>
          <table:table-cell table:formula="of:=[.D60]*8" office:value-type="float" office:value="0.0166060606060606" calcext:value-type="float">
            <text:p>0.016606060606061</text:p>
          </table:table-cell>
          <table:table-cell office:value-type="string" calcext:value-type="string">
            <text:p>Total current for an octal driv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oad resistor (Ohms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ly voltage (V)</text:p>
          </table:table-cell>
          <table:table-cell table:number-columns-repeated="1022"/>
        </table:table-row>
        <table:table-row table:style-name="ro1">
          <table:table-cell table:formula="of:=5/[.A63]" office:value-type="float" office:value="0.0227272727272727" calcext:value-type="float">
            <text:p>0.022727272727273</text:p>
          </table:table-cell>
          <table:table-cell office:value-type="string" calcext:value-type="string">
            <text:p>Current (A)</text:p>
          </table:table-cell>
          <table:table-cell table:number-columns-repeated="1022"/>
        </table:table-row>
        <table:table-row table:style-name="ro1">
          <table:table-cell table:formula="of:=[.A64]^2/[.A63]" office:value-type="float" office:value="0.113636363636364" calcext:value-type="float">
            <text:p>0.113636363636364</text:p>
          </table:table-cell>
          <table:table-cell office:value-type="string" calcext:value-type="string">
            <text:p>Power (W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rial Baud Rate Generation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Slow Clock (300 Baud)</text:p>
          </table:table-cell>
          <table:table-cell table:style-name="ce3" office:value-type="string" calcext:value-type="string">
            <text:p>Slow Clock (1200 Baud)</text:p>
          </table:table-cell>
          <table:table-cell table:style-name="ce3" table:number-columns-repeated="61"/>
          <table:table-cell table:number-columns-repeated="96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formula="of:=[.A71]/256" office:value-type="float" office:value="0.03125" calcext:value-type="float">
            <text:p>0.03125</text:p>
          </table:table-cell>
          <table:table-cell table:style-name="ce8" table:formula="of:=[.B71]" office:value-type="float" office:value="0.03125" calcext:value-type="float">
            <text:p>0.03125</text:p>
          </table:table-cell>
          <table:table-cell table:style-name="ce8" office:value-type="string" calcext:value-type="string">
            <text:p>CLK clock</text:p>
          </table:table-cell>
          <table:table-cell table:style-name="ce8" table:number-columns-repeated="1020"/>
        </table:table-row>
        <table:table-row table:style-name="ro1">
          <table:table-cell table:formula="of:=[.A71]*1000000" office:value-type="float" office:value="8000000" calcext:value-type="float">
            <text:p>8000000</text:p>
          </table:table-cell>
          <table:table-cell table:formula="of:=[.B71]*1000000" office:value-type="float" office:value="31250" calcext:value-type="float">
            <text:p>31250</text:p>
          </table:table-cell>
          <table:table-cell table:formula="of:=[.C71]*1000000" office:value-type="float" office:value="31250" calcext:value-type="float">
            <text:p>31250</text:p>
          </table:table-cell>
          <table:table-cell office:value-type="string" calcext:value-type="string">
            <text:p>Above in Hz</text:p>
          </table:table-cell>
          <table:table-cell table:style-name="ce1" table:number-columns-repeated="60"/>
          <table:table-cell table:number-columns-repeated="960"/>
        </table:table-row>
        <table:table-row table:style-name="ro1">
          <table:table-cell table:number-columns-repeated="3" office:value-type="float" office:value="50" calcext:value-type="float">
            <text:p>50</text:p>
          </table:table-cell>
          <table:table-cell office:value-type="string" calcext:value-type="string">
            <text:p>Reference clock (MHz)</text:p>
          </table:table-cell>
          <table:table-cell table:number-columns-repeated="1020"/>
        </table:table-row>
        <table:table-row table:style-name="ro1">
          <table:table-cell table:formula="of:=[.A73]*1000000" office:value-type="float" office:value="50000000" calcext:value-type="float">
            <text:p>50000000</text:p>
          </table:table-cell>
          <table:table-cell table:formula="of:=[.B73]*1000000" office:value-type="float" office:value="50000000" calcext:value-type="float">
            <text:p>50000000</text:p>
          </table:table-cell>
          <table:table-cell table:formula="of:=[.C73]*1000000" office:value-type="float" office:value="50000000" calcext:value-type="float">
            <text:p>50000000</text:p>
          </table:table-cell>
          <table:table-cell office:value-type="string" calcext:value-type="string">
            <text:p>Above in Hz</text:p>
          </table:table-cell>
          <table:table-cell table:number-columns-repeated="1020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esired Baud rate (bps)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ud rate multiplier</text:p>
          </table:table-cell>
          <table:table-cell table:number-columns-repeated="1020"/>
        </table:table-row>
        <table:table-row table:style-name="ro1">
          <table:table-cell table:formula="of:=[.A75]*[.A76]" office:value-type="float" office:value="76800" calcext:value-type="float">
            <text:p>76800</text:p>
          </table:table-cell>
          <table:table-cell table:formula="of:=[.B75]*[.B76]" office:value-type="float" office:value="4800" calcext:value-type="float">
            <text:p>4800</text:p>
          </table:table-cell>
          <table:table-cell table:formula="of:=[.C75]*[.C76]" office:value-type="float" office:value="4800" calcext:value-type="float">
            <text:p>4800</text:p>
          </table:table-cell>
          <table:table-cell office:value-type="string" calcext:value-type="string">
            <text:p>Baud strobe rate</text:p>
          </table:table-cell>
          <table:table-cell table:number-columns-repeated="1020"/>
        </table:table-row>
        <table:table-row table:style-name="ro1">
          <table:table-cell table:formula="of:=[.A72]/[.A77]" office:value-type="float" office:value="104.166666666667" calcext:value-type="float">
            <text:p>104.166666666667</text:p>
          </table:table-cell>
          <table:table-cell table:formula="of:=[.B72]/[.B77]" office:value-type="float" office:value="6.51041666666667" calcext:value-type="float">
            <text:p>6.51041666666667</text:p>
          </table:table-cell>
          <table:table-cell table:formula="of:=[.C72]/[.C77]" office:value-type="float" office:value="6.51041666666667" calcext:value-type="float">
            <text:p>6.51041666666667</text:p>
          </table:table-cell>
          <table:table-cell office:value-type="string" calcext:value-type="string">
            <text:p>CPU clocks per strobe</text:p>
          </table:table-cell>
          <table:table-cell table:number-columns-repeated="1020"/>
        </table:table-row>
        <table:table-row table:style-name="ro1">
          <table:table-cell table:formula="of:=[.A74]/[.A77]" office:value-type="float" office:value="651.041666666667" calcext:value-type="float">
            <text:p>651.041666666667</text:p>
          </table:table-cell>
          <table:table-cell table:formula="of:=[.B74]/[.B77]" office:value-type="float" office:value="10416.6666666667" calcext:value-type="float">
            <text:p>10416.6666666667</text:p>
          </table:table-cell>
          <table:table-cell table:formula="of:=[.C74]/[.C77]" office:value-type="float" office:value="10416.6666666667" calcext:value-type="float">
            <text:p>10416.6666666667</text:p>
          </table:table-cell>
          <table:table-cell office:value-type="string" calcext:value-type="string">
            <text:p>Divider</text:p>
          </table:table-cell>
          <table:table-cell table:number-columns-repeated="1020"/>
        </table:table-row>
        <table:table-row table:style-name="ro1">
          <table:table-cell table:formula="of:=ROUND([.A79];0)" office:value-type="float" office:value="651" calcext:value-type="float">
            <text:p>651</text:p>
          </table:table-cell>
          <table:table-cell table:formula="of:=ROUND([.B79];0)" office:value-type="float" office:value="10417" calcext:value-type="float">
            <text:p>10417</text:p>
          </table:table-cell>
          <table:table-cell table:formula="of:=ROUND([.C79];0)" office:value-type="float" office:value="10417" calcext:value-type="float">
            <text:p>10417</text:p>
          </table:table-cell>
          <table:table-cell office:value-type="string" calcext:value-type="string">
            <text:p>Above rounded to nearest integer</text:p>
          </table:table-cell>
          <table:table-cell table:number-columns-repeated="1020"/>
        </table:table-row>
        <table:table-row table:style-name="ro1">
          <table:table-cell table:formula="of:=([.A74]/[.A80])/[.A76]" office:value-type="float" office:value="9600.61443932412" calcext:value-type="float">
            <text:p>9600.61443932412</text:p>
          </table:table-cell>
          <table:table-cell table:formula="of:=([.B74]/[.B80])/[.B76]" office:value-type="float" office:value="299.99040030719" calcext:value-type="float">
            <text:p>299.99040030719</text:p>
          </table:table-cell>
          <table:table-cell table:formula="of:=([.C74]/[.C80])/[.C76]" office:value-type="float" office:value="1199.96160122876" calcext:value-type="float">
            <text:p>1199.96160122876</text:p>
          </table:table-cell>
          <table:table-cell office:value-type="string" calcext:value-type="string">
            <text:p>Resulting Baud rate</text:p>
          </table:table-cell>
          <table:table-cell table:number-columns-repeated="1020"/>
        </table:table-row>
        <table:table-row table:style-name="ro1">
          <table:table-cell table:style-name="ce5" table:formula="of:=([.A81]-[.A75])/[.A75]" office:value-type="percentage" office:value="0.0000640040962622379" calcext:value-type="percentage">
            <text:p>0.01%</text:p>
          </table:table-cell>
          <table:table-cell table:style-name="ce5" table:formula="of:=([.B81]-[.B75])/[.B75]" office:value-type="percentage" office:value="-0.0000319989760328099" calcext:value-type="percentage">
            <text:p>0.00%</text:p>
          </table:table-cell>
          <table:table-cell table:style-name="ce5" table:formula="of:=([.C81]-[.C75])/[.C75]" office:value-type="percentage" office:value="-0.0000319989760328099" calcext:value-type="percentage">
            <text:p>0.00%</text:p>
          </table:table-cell>
          <table:table-cell office:value-type="string" calcext:value-type="string">
            <text:p>Erro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5V and 3V3 Coupling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 prevent sinking damaging current into unpowered devices, the two main supplies are couple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inal 5V supply voltage (V)</text:p>
          </table:table-cell>
          <table:table-cell table:number-columns-repeated="102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minal 3V3 supply voltage (V)</text:p>
          </table:table-cell>
          <table:table-cell table:number-columns-repeated="10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PN junction forward voltage drop (V)</text:p>
          </table:table-cell>
          <table:table-cell table:number-columns-repeated="1022"/>
        </table:table-row>
        <table:table-row table:style-name="ro1">
          <table:table-cell table:formula="of:=[.A89]-[.A90]" office:value-type="float" office:value="1.7" calcext:value-type="float">
            <text:p>1.7</text:p>
          </table:table-cell>
          <table:table-cell office:value-type="string" calcext:value-type="string">
            <text:p>5V to 3.3V difference (V)</text:p>
          </table:table-cell>
          <table:table-cell table:number-columns-repeated="1022"/>
        </table:table-row>
        <table:table-row table:style-name="ro1">
          <table:table-cell table:formula="of:=[.A92]/[.A91]" office:value-type="float" office:value="2.61538461538462" calcext:value-type="float">
            <text:p>2.61538461538462</text:p>
          </table:table-cell>
          <table:table-cell office:value-type="string" calcext:value-type="string">
            <text:p>Number of diode drops</text:p>
          </table:table-cell>
          <table:table-cell table:number-columns-repeated="1022"/>
        </table:table-row>
        <table:table-row table:style-name="ro1">
          <table:table-cell table:formula="of:=ROUNDUP([.A93];0)" office:value-type="float" office:value="3" calcext:value-type="float">
            <text:p>3</text:p>
          </table:table-cell>
          <table:table-cell office:value-type="string" calcext:value-type="string">
            <text:p>Above rounded up</text:p>
          </table:table-cell>
          <table:table-cell table:number-columns-repeated="1022"/>
        </table:table-row>
        <table:table-row table:style-name="ro1">
          <table:table-cell table:formula="of:=[.A94]*[.A91]" office:value-type="float" office:value="1.95" calcext:value-type="float">
            <text:p>1.95</text:p>
          </table:table-cell>
          <table:table-cell office:value-type="string" calcext:value-type="string">
            <text:p>Nominal drop associated with the above number of PN diodes</text:p>
          </table:table-cell>
          <table:table-cell table:number-columns-repeated="1022"/>
        </table:table-row>
        <table:table-row table:style-name="ro1">
          <table:table-cell table:formula="of:=[.A95]-[.A92]" office:value-type="float" office:value="0.25" calcext:value-type="float">
            <text:p>0.25</text:p>
          </table:table-cell>
          <table:table-cell office:value-type="string" calcext:value-type="string">
            <text:p>Margin (V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lock Generation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ster oscillator frequency (MHz)</text:p>
          </table:table-cell>
          <table:table-cell table:number-columns-repeated="1022"/>
        </table:table-row>
        <table:table-row table:style-name="ro1">
          <table:table-cell table:formula="of:=2^8" office:value-type="float" office:value="256" calcext:value-type="float">
            <text:p>256</text:p>
          </table:table-cell>
          <table:table-cell office:value-type="string" calcext:value-type="string">
            <text:p>Initial divider (74*393)</text:p>
          </table:table-cell>
          <table:table-cell table:number-columns-repeated="1022"/>
        </table:table-row>
        <table:table-row table:style-name="ro1">
          <table:table-cell table:formula="of:=[.A101]/[.A102]" office:value-type="float" office:value="0.0625" calcext:value-type="float">
            <text:p>0.0625</text:p>
          </table:table-cell>
          <table:table-cell office:value-type="string" calcext:value-type="string">
            <text:p>Output of initial divider (MHz)</text:p>
          </table:table-cell>
          <table:table-cell table:number-columns-repeated="1022"/>
        </table:table-row>
        <table:table-row table:style-name="ro1">
          <table:table-cell table:formula="of:=[.A103]*1000000" office:value-type="float" office:value="62500" calcext:value-type="float">
            <text:p>62500</text:p>
          </table:table-cell>
          <table:table-cell office:value-type="string" calcext:value-type="string">
            <text:p>Above in Hz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condary divider stages</text:p>
          </table:table-cell>
          <table:table-cell table:number-columns-repeated="1022"/>
        </table:table-row>
        <table:table-row table:style-name="ro1">
          <table:table-cell table:formula="of:=2^[.A105]" office:value-type="float" office:value="4096" calcext:value-type="float">
            <text:p>4096</text:p>
          </table:table-cell>
          <table:table-cell office:value-type="string" calcext:value-type="string">
            <text:p>Secondary divider rati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Q Output</text:p>
          </table:table-cell>
          <table:table-cell table:style-name="ce3" office:value-type="string" calcext:value-type="string">
            <text:p>Frequency (Hz)</text:p>
          </table:table-cell>
          <table:table-cell table:style-name="ce3" office:value-type="string" calcext:value-type="string">
            <text:p>Period (ms)</text:p>
          </table:table-cell>
          <table:table-cell table:style-name="ce3" table:number-columns-repeated="61"/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4]/2" office:value-type="float" office:value="31250" calcext:value-type="float">
            <text:p>31250</text:p>
          </table:table-cell>
          <table:table-cell table:formula="of:=(1/[.B109])*1000" office:value-type="float" office:value="0.032" calcext:value-type="float">
            <text:p>0.032</text:p>
          </table:table-cell>
          <table:table-cell table:number-columns-repeated="1021"/>
        </table:table-row>
        <table:table-row table:style-name="ro1">
          <table:table-cell table:formula="of:=[.A109]+1" office:value-type="float" office:value="1" calcext:value-type="float">
            <text:p>1</text:p>
          </table:table-cell>
          <table:table-cell table:formula="of:=[.B109]/2" office:value-type="float" office:value="15625" calcext:value-type="float">
            <text:p>15625</text:p>
          </table:table-cell>
          <table:table-cell table:formula="of:=(1/[.B110])*1000" office:value-type="float" office:value="0.064" calcext:value-type="float">
            <text:p>0.064</text:p>
          </table:table-cell>
          <table:table-cell table:number-columns-repeated="1021"/>
        </table:table-row>
        <table:table-row table:style-name="ro1">
          <table:table-cell table:formula="of:=[.A110]+1" office:value-type="float" office:value="2" calcext:value-type="float">
            <text:p>2</text:p>
          </table:table-cell>
          <table:table-cell table:formula="of:=[.B110]/2" office:value-type="float" office:value="7812.5" calcext:value-type="float">
            <text:p>7812.5</text:p>
          </table:table-cell>
          <table:table-cell table:formula="of:=(1/[.B111])*1000" office:value-type="float" office:value="0.128" calcext:value-type="float">
            <text:p>0.128</text:p>
          </table:table-cell>
          <table:table-cell table:number-columns-repeated="1021"/>
        </table:table-row>
        <table:table-row table:style-name="ro1">
          <table:table-cell table:formula="of:=[.A111]+1" office:value-type="float" office:value="3" calcext:value-type="float">
            <text:p>3</text:p>
          </table:table-cell>
          <table:table-cell table:formula="of:=[.B111]/2" office:value-type="float" office:value="3906.25" calcext:value-type="float">
            <text:p>3906.25</text:p>
          </table:table-cell>
          <table:table-cell table:formula="of:=(1/[.B112])*1000" office:value-type="float" office:value="0.256" calcext:value-type="float">
            <text:p>0.256</text:p>
          </table:table-cell>
          <table:table-cell table:number-columns-repeated="1021"/>
        </table:table-row>
        <table:table-row table:style-name="ro1">
          <table:table-cell table:formula="of:=[.A112]+1" office:value-type="float" office:value="4" calcext:value-type="float">
            <text:p>4</text:p>
          </table:table-cell>
          <table:table-cell table:formula="of:=[.B112]/2" office:value-type="float" office:value="1953.125" calcext:value-type="float">
            <text:p>1953.125</text:p>
          </table:table-cell>
          <table:table-cell table:formula="of:=(1/[.B113])*1000" office:value-type="float" office:value="0.512" calcext:value-type="float">
            <text:p>0.512</text:p>
          </table:table-cell>
          <table:table-cell table:number-columns-repeated="1021"/>
        </table:table-row>
        <table:table-row table:style-name="ro1">
          <table:table-cell table:formula="of:=[.A113]+1" office:value-type="float" office:value="5" calcext:value-type="float">
            <text:p>5</text:p>
          </table:table-cell>
          <table:table-cell table:formula="of:=[.B113]/2" office:value-type="float" office:value="976.5625" calcext:value-type="float">
            <text:p>976.5625</text:p>
          </table:table-cell>
          <table:table-cell table:formula="of:=(1/[.B114])*1000" office:value-type="float" office:value="1.024" calcext:value-type="float">
            <text:p>1.024</text:p>
          </table:table-cell>
          <table:table-cell table:number-columns-repeated="1021"/>
        </table:table-row>
        <table:table-row table:style-name="ro1">
          <table:table-cell table:formula="of:=[.A114]+1" office:value-type="float" office:value="6" calcext:value-type="float">
            <text:p>6</text:p>
          </table:table-cell>
          <table:table-cell table:formula="of:=[.B114]/2" office:value-type="float" office:value="488.28125" calcext:value-type="float">
            <text:p>488.28125</text:p>
          </table:table-cell>
          <table:table-cell table:formula="of:=(1/[.B115])*1000" office:value-type="float" office:value="2.048" calcext:value-type="float">
            <text:p>2.048</text:p>
          </table:table-cell>
          <table:table-cell table:number-columns-repeated="1021"/>
        </table:table-row>
        <table:table-row table:style-name="ro1">
          <table:table-cell table:formula="of:=[.A115]+1" office:value-type="float" office:value="7" calcext:value-type="float">
            <text:p>7</text:p>
          </table:table-cell>
          <table:table-cell table:formula="of:=[.B115]/2" office:value-type="float" office:value="244.140625" calcext:value-type="float">
            <text:p>244.140625</text:p>
          </table:table-cell>
          <table:table-cell table:formula="of:=(1/[.B116])*1000" office:value-type="float" office:value="4.096" calcext:value-type="float">
            <text:p>4.096</text:p>
          </table:table-cell>
          <table:table-cell table:number-columns-repeated="1021"/>
        </table:table-row>
        <table:table-row table:style-name="ro1">
          <table:table-cell table:formula="of:=[.A116]+1" office:value-type="float" office:value="8" calcext:value-type="float">
            <text:p>8</text:p>
          </table:table-cell>
          <table:table-cell table:formula="of:=[.B116]/2" office:value-type="float" office:value="122.0703125" calcext:value-type="float">
            <text:p>122.0703125</text:p>
          </table:table-cell>
          <table:table-cell table:formula="of:=(1/[.B117])*1000" office:value-type="float" office:value="8.192" calcext:value-type="float">
            <text:p>8.192</text:p>
          </table:table-cell>
          <table:table-cell table:number-columns-repeated="1021"/>
        </table:table-row>
        <table:table-row table:style-name="ro1">
          <table:table-cell table:formula="of:=[.A117]+1" office:value-type="float" office:value="9" calcext:value-type="float">
            <text:p>9</text:p>
          </table:table-cell>
          <table:table-cell table:formula="of:=[.B117]/2" office:value-type="float" office:value="61.03515625" calcext:value-type="float">
            <text:p>61.03515625</text:p>
          </table:table-cell>
          <table:table-cell table:formula="of:=(1/[.B118])*1000" office:value-type="float" office:value="16.384" calcext:value-type="float">
            <text:p>16.384</text:p>
          </table:table-cell>
          <table:table-cell table:number-columns-repeated="1021"/>
        </table:table-row>
        <table:table-row table:style-name="ro1">
          <table:table-cell table:formula="of:=[.A118]+1" office:value-type="float" office:value="10" calcext:value-type="float">
            <text:p>10</text:p>
          </table:table-cell>
          <table:table-cell table:formula="of:=[.B118]/2" office:value-type="float" office:value="30.517578125" calcext:value-type="float">
            <text:p>30.517578125</text:p>
          </table:table-cell>
          <table:table-cell table:formula="of:=(1/[.B119])*1000" office:value-type="float" office:value="32.768" calcext:value-type="float">
            <text:p>32.768</text:p>
          </table:table-cell>
          <table:table-cell office:value-type="string" calcext:value-type="string">
            <text:p>Measured 18/3/2020, 30.517 Hz!</text:p>
          </table:table-cell>
          <table:table-cell table:number-columns-repeated="1020"/>
        </table:table-row>
        <table:table-row table:style-name="ro1">
          <table:table-cell table:formula="of:=[.A119]+1" office:value-type="float" office:value="11" calcext:value-type="float">
            <text:p>11</text:p>
          </table:table-cell>
          <table:table-cell table:formula="of:=[.B119]/2" office:value-type="float" office:value="15.2587890625" calcext:value-type="float">
            <text:p>15.2587890625</text:p>
          </table:table-cell>
          <table:table-cell table:formula="of:=(1/[.B120])*1000" office:value-type="float" office:value="65.536" calcext:value-type="float">
            <text:p>65.5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S TTL Pull Down Resistor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VIL (max., V)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IIL (VCC= MAXand VI= 0.4 V, mA)</text:p>
          </table:table-cell>
          <table:table-cell table:number-columns-repeated="1022"/>
        </table:table-row>
        <table:table-row table:style-name="ro1">
          <table:table-cell table:formula="of:=[.A126]/1000" office:value-type="float" office:value="0.0004" calcext:value-type="float">
            <text:p>0.0004</text:p>
          </table:table-cell>
          <table:table-cell office:value-type="string" calcext:value-type="string">
            <text:p>Above in A</text:p>
          </table:table-cell>
          <table:table-cell table:number-columns-repeated="1022"/>
        </table:table-row>
        <table:table-row table:style-name="ro1">
          <table:table-cell table:formula="of:=[.A125]/[.A127]" office:value-type="float" office:value="2000" calcext:value-type="float">
            <text:p>2000</text:p>
          </table:table-cell>
          <table:table-cell office:value-type="string" calcext:value-type="string">
            <text:p>Maximum resistor value (<text:span text:style-name="T3">Ω)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irst Test Programme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string" calcext:value-type="string">
            <text:p>Clock speed in kHz</text:p>
          </table:table-cell>
          <table:table-cell table:number-columns-repeated="1022"/>
        </table:table-row>
        <table:table-row table:style-name="ro1">
          <table:table-cell table:formula="of:=[.A133]*1000" office:value-type="float" office:value="31250" calcext:value-type="float">
            <text:p>31250</text:p>
          </table:table-cell>
          <table:table-cell office:value-type="string" calcext:value-type="string">
            <text:p>Above in Hz</text:p>
          </table:table-cell>
          <table:table-cell table:number-columns-repeated="1022"/>
        </table:table-row>
        <table:table-row table:style-name="ro1">
          <table:table-cell table:formula="of:=1/[.A134]" office:value-type="float" office:value="0.000032" calcext:value-type="float">
            <text:p>3.2E-05</text:p>
          </table:table-cell>
          <table:table-cell office:value-type="string" calcext:value-type="string">
            <text:p>Clock period in 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 <text:s text:c="2"/>bc (cycles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 <text:s text:c="2"/>a,b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 <text:s text:c="2"/>c (cycles)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R <text:s text:c="2"/>nz,zero (cycles)</text:p>
          </table:table-cell>
          <table:table-cell table:number-columns-repeated="1022"/>
        </table:table-row>
        <table:table-row table:style-name="ro1">
          <table:table-cell table:formula="of:=SUM([.A136:.A139])" office:value-type="float" office:value="26" calcext:value-type="float">
            <text:p>26</text:p>
          </table:table-cell>
          <table:table-cell office:value-type="string" calcext:value-type="string">
            <text:p>Cycles per iteration</text:p>
          </table:table-cell>
          <table:table-cell table:number-columns-repeated="1022"/>
        </table:table-row>
        <table:table-row table:style-name="ro1">
          <table:table-cell table:formula="of:=[.A140]*[.A135]" office:value-type="float" office:value="0.000832" calcext:value-type="float">
            <text:p>0.000832</text:p>
          </table:table-cell>
          <table:table-cell office:value-type="string" calcext:value-type="string">
            <text:p>Period of iteration (s)</text:p>
          </table:table-cell>
          <table:table-cell table:number-columns-repeated="102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Iteration count</text:p>
          </table:table-cell>
          <table:table-cell table:number-columns-repeated="1022"/>
        </table:table-row>
        <table:table-row table:style-name="ro1">
          <table:table-cell table:formula="of:=[.A141]*[.A142]" office:value-type="float" office:value="54.525952" calcext:value-type="float">
            <text:p>54.525952</text:p>
          </table:table-cell>
          <table:table-cell office:value-type="string" calcext:value-type="string">
            <text:p>Overall time (s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S-232 Receiv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Implemented</text:p>
          </table:table-cell>
          <table:table-cell table:style-name="ce1" table:number-columns-repeated="62"/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minal supply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Upper resistor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ower resistor</text:p>
          </table:table-cell>
          <table:table-cell table:number-columns-repeated="1021"/>
        </table:table-row>
        <table:table-row table:style-name="ro1">
          <table:table-cell table:formula="of:=[.A149]/([.A150]+[.A151])" office:value-type="float" office:value="0.01" calcext:value-type="float">
            <text:p>0.01</text:p>
          </table:table-cell>
          <table:table-cell table:formula="of:=[.B149]/([.B150]+[.B151])" office:value-type="float" office:value="0.00909090909090909" calcext:value-type="float">
            <text:p>0.009090909090909</text:p>
          </table:table-cell>
          <table:table-cell office:value-type="string" calcext:value-type="string">
            <text:p>Current (A)</text:p>
          </table:table-cell>
          <table:table-cell table:number-columns-repeated="1021"/>
        </table:table-row>
        <table:table-row table:style-name="ro1">
          <table:table-cell table:formula="of:=[.A152]*[.A151]" office:value-type="float" office:value="2" calcext:value-type="float">
            <text:p>2</text:p>
          </table:table-cell>
          <table:table-cell table:formula="of:=[.B152]*[.B151]" office:value-type="float" office:value="2" calcext:value-type="float">
            <text:p>2</text:p>
          </table:table-cell>
          <table:table-cell office:value-type="string" calcext:value-type="string">
            <text:p>Bias voltage (V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75152 hysteresis is 130 mV to 1 V in the configuration used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eal Time Clock (DS1672)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s contains a 32-bit counter incremented at 1 Hz.</text:p>
          </table:table-cell>
          <table:table-cell table:number-columns-repeated="1023"/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office:value-type="string" calcext:value-type="string">
            <text:p>Total count (s)</text:p>
          </table:table-cell>
          <table:table-cell table:number-columns-repeated="1022"/>
        </table:table-row>
        <table:table-row table:style-name="ro1">
          <table:table-cell table:formula="of:=[.A161]/60" office:value-type="float" office:value="71582788.2666667" calcext:value-type="float">
            <text:p>71582788.2666667</text:p>
          </table:table-cell>
          <table:table-cell office:value-type="string" calcext:value-type="string">
            <text:p>Above in minutes</text:p>
          </table:table-cell>
          <table:table-cell table:number-columns-repeated="1022"/>
        </table:table-row>
        <table:table-row table:style-name="ro1">
          <table:table-cell table:formula="of:=[.A162]/60" office:value-type="float" office:value="1193046.47111111" calcext:value-type="float">
            <text:p>1193046.47111111</text:p>
          </table:table-cell>
          <table:table-cell office:value-type="string" calcext:value-type="string">
            <text:p>Above in hours</text:p>
          </table:table-cell>
          <table:table-cell table:number-columns-repeated="1022"/>
        </table:table-row>
        <table:table-row table:style-name="ro1">
          <table:table-cell table:formula="of:=[.A163]/24" office:value-type="float" office:value="49710.2696296296" calcext:value-type="float">
            <text:p>49710.2696296296</text:p>
          </table:table-cell>
          <table:table-cell office:value-type="string" calcext:value-type="string">
            <text:p>Above in days</text:p>
          </table:table-cell>
          <table:table-cell table:number-columns-repeated="1022"/>
        </table:table-row>
        <table:table-row table:style-name="ro1">
          <table:table-cell table:formula="of:=[.A164]/365" office:value-type="float" office:value="136.192519533232" calcext:value-type="float">
            <text:p>136.192519533232</text:p>
          </table:table-cell>
          <table:table-cell office:value-type="string" calcext:value-type="string">
            <text:p>Above in yea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idering using Unix time, but unsigned. This avoids the 2038 problem, but does mean that dates prior to the epoch cannot be represen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 <text:a xlink:href="https://en.wikipedia.org/wiki/Unix_time" xlink:type="simple">https://en.wikipedia.org/wiki/Unix_time</text:a> for detail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Unix epoch is 00:00:00 UTC on 1 January 197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entional time and data to Unix tim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ful discussion: <text:a xlink:href="https://stackoverflow.com/questions/7960318/math-to-convert-seconds-since-1970-into-date-and-vice-versa" xlink:type="simple">https://stackoverflow.com/questions/7960318/math-to-convert-seconds-since-1970-into-date-and-vice-versa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2">Unix definition: </text:span><text:span text:style-name="T2"><text:a xlink:href="https://pubs.opengroup.org/onlinepubs/9699919799/basedefs/V1_chap04.html#tag_04_15" xlink:type="simple">https://pubs.opengroup.org/onlinepubs/9699919799/basedefs/V1_chap04.html#tag_04_15</text:a>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m_sec + tm_min*60 + tm_hour*3600 + tm_yday*86400 +(tm_year-70)*31536000 + ((tm_year-69)/4)*86400 -((tm_year-1)/100)*86400 + ((tm_year+299)/400)*86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s://www.unixtimestamp.com/index.php" xlink:type="simple">https://www.unixtimestamp.com/index.php</text:a> gives the current time:</text:p>
          </table:table-cell>
          <table:table-cell table:number-columns-repeated="1023"/>
        </table:table-row>
        <table:table-row table:style-name="ro1">
          <table:table-cell office:value-type="float" office:value="1596008700" calcext:value-type="float">
            <text:p>1596008700</text:p>
          </table:table-cell>
          <table:table-cell office:value-type="string" calcext:value-type="string">
            <text:p>Unix time at 07/29/2020 @ 7:45am (UTC)</text:p>
          </table:table-cell>
          <table:table-cell table:number-columns-repeated="1022"/>
        </table:table-row>
        <table:table-row table:style-name="ro1">
          <table:table-cell table:formula="of:=2020-1900" office:value-type="float" office:value="120" calcext:value-type="float">
            <text:p>120</text:p>
          </table:table-cell>
          <table:table-cell office:value-type="string" calcext:value-type="string">
            <text:p>Year (years since 1900)</text:p>
          </table:table-cell>
          <table:table-cell table:number-columns-repeated="1022"/>
        </table:table-row>
        <table:table-row table:style-name="ro1">
          <table:table-cell table:formula="of:=7-1" office:value-type="float" office:value="6" calcext:value-type="float">
            <text:p>6</text:p>
          </table:table-cell>
          <table:table-cell office:value-type="string" calcext:value-type="string">
            <text:p>Month of year [0,11]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y of month [1,31]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r [0,23]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nutes [0,59]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conds [0,59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ing this back into a 32-bit number.</text:p>
          </table:table-cell>
          <table:table-cell table:number-columns-repeated="1023"/>
        </table:table-row>
        <table:table-row table:style-name="ro1">
          <table:table-cell table:formula="of:=[.E206]+([.A179]-1)+1" office:value-type="float" office:value="210" calcext:value-type="float">
            <text:p>210</text:p>
          </table:table-cell>
          <table:table-cell office:value-type="string" calcext:value-type="string">
            <text:p>tm_tday Day of year [0,365] – see below. +1 because 2020 is a leap year and we are past February</text:p>
          </table:table-cell>
          <table:table-cell table:number-columns-repeated="1022"/>
        </table:table-row>
        <table:table-row table:style-name="ro1">
          <table:table-cell table:formula="of:=[.A182]" office:value-type="float" office:value="0" calcext:value-type="float">
            <text:p>0</text:p>
          </table:table-cell>
          <table:table-cell office:value-type="string" calcext:value-type="string">
            <text:p>tm_sec</text:p>
          </table:table-cell>
          <table:table-cell table:number-columns-repeated="1022"/>
        </table:table-row>
        <table:table-row table:style-name="ro1">
          <table:table-cell table:formula="of:=[.A181]*60" office:value-type="float" office:value="2700" calcext:value-type="float">
            <text:p>2700</text:p>
          </table:table-cell>
          <table:table-cell office:value-type="string" calcext:value-type="string">
            <text:p>tm_min*60</text:p>
          </table:table-cell>
          <table:table-cell table:number-columns-repeated="1022"/>
        </table:table-row>
        <table:table-row table:style-name="ro1">
          <table:table-cell table:formula="of:=[.A180]*3600" office:value-type="float" office:value="25200" calcext:value-type="float">
            <text:p>25200</text:p>
          </table:table-cell>
          <table:table-cell office:value-type="string" calcext:value-type="string">
            <text:p>tm_hour*3600</text:p>
          </table:table-cell>
          <table:table-cell table:number-columns-repeated="1022"/>
        </table:table-row>
        <table:table-row table:style-name="ro1">
          <table:table-cell table:formula="of:=[.A184]*86400" office:value-type="float" office:value="18144000" calcext:value-type="float">
            <text:p>18144000</text:p>
          </table:table-cell>
          <table:table-cell office:value-type="string" calcext:value-type="string">
            <text:p>tm_yday*86400</text:p>
          </table:table-cell>
          <table:table-cell table:number-columns-repeated="1022"/>
        </table:table-row>
        <table:table-row table:style-name="ro1">
          <table:table-cell table:formula="of:=([.A177]-70)*31536000" office:value-type="float" office:value="1576800000" calcext:value-type="float">
            <text:p>1576800000</text:p>
          </table:table-cell>
          <table:table-cell office:value-type="string" calcext:value-type="string">
            <text:p>(tm_year-70)*31536000</text:p>
          </table:table-cell>
          <table:table-cell table:number-columns-repeated="1022"/>
        </table:table-row>
        <table:table-row table:style-name="ro1">
          <table:table-cell table:formula="of:=[.B190]*86400" office:value-type="float" office:value="1036800" calcext:value-type="float">
            <text:p>1036800</text:p>
          </table:table-cell>
          <table:table-cell table:formula="of:=INT(([.A177]-69)/4)" office:value-type="float" office:value="12" calcext:value-type="float">
            <text:p>12</text:p>
          </table:table-cell>
          <table:table-cell office:value-type="string" calcext:value-type="string">
            <text:p>((tm_year-69)/4)*86400 – add a day every 4 years starting in 1973</text:p>
          </table:table-cell>
          <table:table-cell table:number-columns-repeated="1021"/>
        </table:table-row>
        <table:table-row table:style-name="ro1">
          <table:table-cell table:formula="of:=[.B191]*86400" office:value-type="float" office:value="86400" calcext:value-type="float">
            <text:p>86400</text:p>
          </table:table-cell>
          <table:table-cell table:formula="of:=INT(([.A177]-1)/100)" office:value-type="float" office:value="1" calcext:value-type="float">
            <text:p>1</text:p>
          </table:table-cell>
          <table:table-cell office:value-type="string" calcext:value-type="string">
            <text:p>((tm_year-1)/100)*86400 – subtract a day back out every 100 years starting in 2001</text:p>
          </table:table-cell>
          <table:table-cell table:number-columns-repeated="1021"/>
        </table:table-row>
        <table:table-row table:style-name="ro1">
          <table:table-cell table:formula="of:=[.B192]*86400" office:value-type="float" office:value="86400" calcext:value-type="float">
            <text:p>86400</text:p>
          </table:table-cell>
          <table:table-cell table:formula="of:=INT(([.A177]+299)/400)" office:value-type="float" office:value="1" calcext:value-type="float">
            <text:p>1</text:p>
          </table:table-cell>
          <table:table-cell office:value-type="string" calcext:value-type="string">
            <text:p>((tm_year+299)/400)*86400 - adds a day back in every 400 years starting in 2001</text:p>
          </table:table-cell>
          <table:table-cell table:number-columns-repeated="1021"/>
        </table:table-row>
        <table:table-row table:style-name="ro1">
          <table:table-cell table:formula="of:=[.A185]+[.A186]+[.A187]+[.A188]+[.A189]+[.A190]-[.A191]+[.A192]" office:value-type="float" office:value="1596008700" calcext:value-type="float">
            <text:p>1596008700</text:p>
          </table:table-cell>
          <table:table-cell office:value-type="string" calcext:value-type="string">
            <text:p>Result of calculation</text:p>
          </table:table-cell>
          <table:table-cell table:number-columns-repeated="1022"/>
        </table:table-row>
        <table:table-row table:style-name="ro1">
          <table:table-cell table:formula="of:=[.A176]" office:value-type="float" office:value="1596008700" calcext:value-type="float">
            <text:p>1596008700</text:p>
          </table:table-cell>
          <table:table-cell office:value-type="string" calcext:value-type="string">
            <text:p>Target time</text:p>
          </table:table-cell>
          <table:table-cell table:number-columns-repeated="1022"/>
        </table:table-row>
        <table:table-row table:style-name="ro1">
          <table:table-cell table:formula="of:=[.A193]-[.A194]" office:value-type="float" office:value="0" calcext:value-type="float">
            <text:p>0</text:p>
          </table:table-cell>
          <table:table-cell office:value-type="string" calcext:value-type="string">
            <text:p>Error</text:p>
          </table:table-cell>
          <table:table-cell table:number-columns-repeated="1022"/>
        </table:table-row>
        <table:table-row table:style-name="ro1">
          <table:table-cell table:formula="of:=[.A195]/86400" office:value-type="float" office:value="0" calcext:value-type="float">
            <text:p>0</text:p>
          </table:table-cell>
          <table:table-cell office:value-type="string" calcext:value-type="string">
            <text:p>Above in days</text:p>
          </table:table-cell>
          <table:table-cell table:number-columns-repeated="1022"/>
        </table:table-row>
        <table:table-row table:style-name="ro1">
          <table:table-cell table:formula="of:=MOD (INT ([.A176]/86400)+4; 7)" office:value-type="float" office:value="3" calcext:value-type="float">
            <text:p>3</text:p>
          </table:table-cell>
          <table:table-cell office:value-type="string" calcext:value-type="string">
            <text:p>tm_wday – day of week [0,6] (Sunday =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ccumulation</text:p>
          </table:table-cell>
          <table:table-cell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January</text:p>
          </table:table-cell>
          <table:table-cell table:style-name="ce11" office:value-type="string" calcext:value-type="string">
            <text:p>Jan</text:p>
          </table:table-cell>
          <table:table-cell table:style-name="ce1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ebruary</text:p>
          </table:table-cell>
          <table:table-cell table:style-name="ce11" office:value-type="string" calcext:value-type="string">
            <text:p>Feb</text:p>
          </table:table-cell>
          <table:table-cell table:style-name="ce11" office:value-type="float" office:value="28" calcext:value-type="float">
            <office:annotation draw:style-name="gr1" draw:text-style-name="P2" svg:width="2.899cm" svg:height="1.799cm" svg:x="9.631cm" svg:y="89.98cm" draw:caption-point-x="-0.61cm" draw:caption-point-y="1.51cm">
              <dc:date>2020-07-29T00:00:00</dc:date>
              <text:p text:style-name="P1"><text:span text:style-name="T1">29 in leap years</text:span></text:p>
            </office:annotation>
            <text:p>28</text:p>
          </table:table-cell>
          <table:table-cell table:formula="of:=[.D200]" office:value-type="float" office:value="31" calcext:value-type="float">
            <text:p>31</text:p>
          </table:table-cell>
          <table:table-cell office:value-type="string" calcext:value-type="string">
            <text:p>Need to allow for leap years here</text:p>
          </table:table-cell>
          <table:table-cell table:number-columns-repeated="1018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h</text:p>
          </table:table-cell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table-cell table:formula="of:=[.E201]+[.D201]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pril</text:p>
          </table:table-cell>
          <table:table-cell table:style-name="ce11" office:value-type="string" calcext:value-type="string">
            <text:p>Apr</text:p>
          </table:table-cell>
          <table:table-cell table:style-name="ce11" office:value-type="float" office:value="30" calcext:value-type="float">
            <text:p>30</text:p>
          </table:table-cell>
          <table:table-cell table:formula="of:=[.E202]+[.D202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May</text:p>
          </table:table-cell>
          <table:table-cell table:style-name="ce11" office:value-type="float" office:value="31" calcext:value-type="float">
            <text:p>31</text:p>
          </table:table-cell>
          <table:table-cell table:formula="of:=[.E203]+[.D203]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June</text:p>
          </table:table-cell>
          <table:table-cell table:style-name="ce11" office:value-type="string" calcext:value-type="string">
            <text:p>Jun</text:p>
          </table:table-cell>
          <table:table-cell table:style-name="ce11" office:value-type="float" office:value="30" calcext:value-type="float">
            <text:p>30</text:p>
          </table:table-cell>
          <table:table-cell table:formula="of:=[.E204]+[.D204]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July</text:p>
          </table:table-cell>
          <table:table-cell table:style-name="ce11" office:value-type="string" calcext:value-type="string">
            <text:p>Jul</text:p>
          </table:table-cell>
          <table:table-cell table:style-name="ce11" office:value-type="float" office:value="31" calcext:value-type="float">
            <text:p>31</text:p>
          </table:table-cell>
          <table:table-cell table:formula="of:=[.E205]+[.D205]" office:value-type="float" office:value="181" calcext:value-type="float">
            <text:p>181</text:p>
          </table:table-cell>
          <table:table-cell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August</text:p>
          </table:table-cell>
          <table:table-cell table:style-name="ce11" office:value-type="string" calcext:value-type="string">
            <text:p>Aug</text:p>
          </table:table-cell>
          <table:table-cell table:style-name="ce11" office:value-type="float" office:value="31" calcext:value-type="float">
            <text:p>31</text:p>
          </table:table-cell>
          <table:table-cell table:formula="of:=[.E206]+[.D206]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September</text:p>
          </table:table-cell>
          <table:table-cell table:style-name="ce11" office:value-type="string" calcext:value-type="string">
            <text:p>Sep</text:p>
          </table:table-cell>
          <table:table-cell table:style-name="ce11" office:value-type="float" office:value="30" calcext:value-type="float">
            <text:p>30</text:p>
          </table:table-cell>
          <table:table-cell table:formula="of:=[.E207]+[.D207]" office:value-type="float" office:value="243" calcext:value-type="float">
            <text:p>243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October</text:p>
          </table:table-cell>
          <table:table-cell table:style-name="ce11" office:value-type="string" calcext:value-type="string">
            <text:p>Oct</text:p>
          </table:table-cell>
          <table:table-cell table:style-name="ce11" office:value-type="float" office:value="31" calcext:value-type="float">
            <text:p>31</text:p>
          </table:table-cell>
          <table:table-cell table:formula="of:=[.E208]+[.D208]"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November</text:p>
          </table:table-cell>
          <table:table-cell table:style-name="ce11" office:value-type="string" calcext:value-type="string">
            <text:p>Nov</text:p>
          </table:table-cell>
          <table:table-cell table:style-name="ce11" office:value-type="float" office:value="30" calcext:value-type="float">
            <text:p>30</text:p>
          </table:table-cell>
          <table:table-cell table:formula="of:=[.E209]+[.D209]"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December</text:p>
          </table:table-cell>
          <table:table-cell table:style-name="ce11" office:value-type="string" calcext:value-type="string">
            <text:p>Dec</text:p>
          </table:table-cell>
          <table:table-cell table:style-name="ce11" office:value-type="float" office:value="31" calcext:value-type="float">
            <text:p>31</text:p>
          </table:table-cell>
          <table:table-cell table:formula="of:=[.E210]+[.D210]" office:value-type="float" office:value="334" calcext:value-type="float">
            <text:p>33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211]+[.D211]" office:value-type="float" office:value="365" calcext:value-type="float">
            <text:p>36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mmon year length (days)</text:p>
          </table:table-cell>
          <table:table-cell table:number-columns-repeated="1022"/>
        </table:table-row>
        <table:table-row table:style-name="ro1">
          <table:table-cell table:formula="of:=DEC2HEX([.A217])" office:value-type="string" office:string-value="16D" calcext:value-type="string">
            <text:p>16D</text:p>
          </table:table-cell>
          <table:table-cell office:value-type="string" calcext:value-type="string">
            <text:p>Above in hexadecimal</text:p>
          </table:table-cell>
          <table:table-cell table:number-columns-repeated="102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eap year length (days)</text:p>
          </table:table-cell>
          <table:table-cell table:number-columns-repeated="1022"/>
        </table:table-row>
        <table:table-row table:style-name="ro1">
          <table:table-cell table:formula="of:=DEC2HEX([.A219])" office:value-type="string" office:string-value="16E" calcext:value-type="string">
            <text:p>16E</text:p>
          </table:table-cell>
          <table:table-cell office:value-type="string" calcext:value-type="string">
            <text:p>Above in hexadecim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ing limits in calculations:</text:p>
          </table:table-cell>
          <table:table-cell table:number-columns-repeated="1023"/>
        </table:table-row>
        <table:table-row table:style-name="ro1">
          <table:table-cell table:formula="of:=2^32 - 1" office:value-type="float" office:value="4294967295" calcext:value-type="float">
            <text:p>4294967295</text:p>
          </table:table-cell>
          <table:table-cell office:value-type="string" calcext:value-type="string">
            <text:p>Maximum 32-bit value</text:p>
          </table:table-cell>
          <table:table-cell table:number-columns-repeated="1022"/>
        </table:table-row>
        <table:table-row table:style-name="ro1">
          <table:table-cell table:formula="of:=[.A223]/60" office:value-type="float" office:value="71582788.25" calcext:value-type="float">
            <text:p>71582788.25</text:p>
          </table:table-cell>
          <table:table-cell office:value-type="string" calcext:value-type="string">
            <text:p>Above in minutes</text:p>
          </table:table-cell>
          <table:table-cell table:number-columns-repeated="1022"/>
        </table:table-row>
        <table:table-row table:style-name="ro1">
          <table:table-cell table:formula="of:=[.A224]/60" office:value-type="float" office:value="1193046.47083333" calcext:value-type="float">
            <text:p>1193046.47083333</text:p>
          </table:table-cell>
          <table:table-cell office:value-type="string" calcext:value-type="string">
            <text:p>Above in hours</text:p>
          </table:table-cell>
          <table:table-cell table:number-columns-repeated="1022"/>
        </table:table-row>
        <table:table-row table:style-name="ro1">
          <table:table-cell table:formula="of:=[.A225]/24" office:value-type="float" office:value="49710.2696180556" calcext:value-type="float">
            <text:p>49710.2696180556</text:p>
          </table:table-cell>
          <table:table-cell office:value-type="string" calcext:value-type="string">
            <text:p>Above in day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“Interesting” Test Tim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ing <text:a xlink:href="https://www.unixtimestamp.com/index.php" xlink:type="simple">https://www.unixtimestamp.com/index.php</text:a> to convert times to 32-bit integer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day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33])" office:value-type="string" office:string-value="0" calcext:value-type="string">
            <text:p>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4" office:value-type="date" office:date-value="1970-01-01" calcext:value-type="date">
            <text:p>01/01/70</text:p>
          </table:table-cell>
          <table:table-cell table:formula="of:=CHOOSE(WEEKDAY([.D233]);&quot;Sunday&quot;; &quot;Monday&quot;; &quot;Tuesday&quot;; &quot;Wednesday&quot;;&quot;Thursday&quot;;&quot;Friday&quot;;&quot;Saturday&quot;)" office:value-type="string" office:string-value="Thursday" calcext:value-type="string">
            <text:p>Thursday</text:p>
          </table:table-cell>
          <table:table-cell table:number-columns-repeated="1019"/>
        </table:table-row>
        <table:table-row table:style-name="ro1">
          <table:table-cell office:value-type="float" office:value="820454399" calcext:value-type="float">
            <text:p>820454399</text:p>
          </table:table-cell>
          <table:table-cell table:formula="of:=DEC2HEX([.A234])" office:value-type="string" office:string-value="30E723FF" calcext:value-type="string">
            <text:p>30E723FF</text:p>
          </table:table-cell>
          <table:table-cell table:style-name="ce13" office:value-type="time" office:time-value="PT23H59M00S" calcext:value-type="time">
            <text:p>23:59:00</text:p>
          </table:table-cell>
          <table:table-cell table:style-name="ce15" office:value-type="date" office:date-value="1995-12-31" calcext:value-type="date">
            <text:p>31/12/95</text:p>
          </table:table-cell>
          <table:table-cell table:formula="of:=CHOOSE(WEEKDAY([.D234]);&quot;Sunday&quot;; &quot;Monday&quot;; &quot;Tuesday&quot;; &quot;Wednesday&quot;;&quot;Thursday&quot;;&quot;Friday&quot;;&quot;Saturday&quot;)" office:value-type="string" office:string-value="Sunday" calcext:value-type="string">
            <text:p>Sunday</text:p>
          </table:table-cell>
          <table:table-cell table:number-columns-repeated="1019"/>
        </table:table-row>
        <table:table-row table:style-name="ro1">
          <table:table-cell office:value-type="float" office:value="820454400" calcext:value-type="float">
            <text:p>820454400</text:p>
          </table:table-cell>
          <table:table-cell table:formula="of:=DEC2HEX([.A235])" office:value-type="string" office:string-value="30E72400" calcext:value-type="string">
            <text:p>30E724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5" office:value-type="date" office:date-value="1996-01-01" calcext:value-type="date">
            <text:p>01/01/96</text:p>
          </table:table-cell>
          <table:table-cell table:formula="of:=CHOOSE(WEEKDAY([.D235]);&quot;Sunday&quot;; &quot;Monday&quot;; &quot;Tuesday&quot;; &quot;Wednesday&quot;;&quot;Thursday&quot;;&quot;Friday&quot;;&quot;Saturday&quot;)" office:value-type="string" office:string-value="Monday" calcext:value-type="string">
            <text:p>Monday</text:p>
          </table:table-cell>
          <table:table-cell table:number-columns-repeated="1019"/>
        </table:table-row>
        <table:table-row table:style-name="ro1">
          <table:table-cell office:value-type="float" office:value="825638399" calcext:value-type="float">
            <text:p>825638399</text:p>
          </table:table-cell>
          <table:table-cell table:formula="of:=DEC2HEX([.A236])" office:value-type="string" office:string-value="31363DFF" calcext:value-type="string">
            <text:p>31363DFF</text:p>
          </table:table-cell>
          <table:table-cell table:style-name="ce13" office:value-type="time" office:time-value="PT23H59M59S" calcext:value-type="time">
            <text:p>23:59:59</text:p>
          </table:table-cell>
          <table:table-cell table:style-name="ce15" office:value-type="date" office:date-value="1996-02-29" calcext:value-type="date">
            <text:p>29/02/96</text:p>
          </table:table-cell>
          <table:table-cell table:formula="of:=CHOOSE(WEEKDAY([.D236]);&quot;Sunday&quot;; &quot;Monday&quot;; &quot;Tuesday&quot;; &quot;Wednesday&quot;;&quot;Thursday&quot;;&quot;Friday&quot;;&quot;Saturday&quot;)" office:value-type="string" office:string-value="Thursday" calcext:value-type="string">
            <text:p>Thursday</text:p>
          </table:table-cell>
          <table:table-cell table:number-columns-repeated="1019"/>
        </table:table-row>
        <table:table-row table:style-name="ro1">
          <table:table-cell office:value-type="float" office:value="825638400" calcext:value-type="float">
            <text:p>825638400</text:p>
          </table:table-cell>
          <table:table-cell table:formula="of:=DEC2HEX([.A237])" office:value-type="string" office:string-value="31363E00" calcext:value-type="string">
            <text:p>31363E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5" office:value-type="date" office:date-value="1996-03-01" calcext:value-type="date">
            <text:p>01/03/96</text:p>
          </table:table-cell>
          <table:table-cell table:formula="of:=CHOOSE(WEEKDAY([.D237]);&quot;Sunday&quot;; &quot;Monday&quot;; &quot;Tuesday&quot;; &quot;Wednesday&quot;;&quot;Thursday&quot;;&quot;Friday&quot;;&quot;Saturday&quot;)" office:value-type="string" office:string-value="Friday" calcext:value-type="string">
            <text:p>Friday</text:p>
          </table:table-cell>
          <table:table-cell table:number-columns-repeated="1019"/>
        </table:table-row>
        <table:table-row table:style-name="ro1">
          <table:table-cell office:value-type="float" office:value="2540205296" calcext:value-type="float">
            <text:p>2540205296</text:p>
          </table:table-cell>
          <table:table-cell table:formula="of:=DEC2HEX([.A238])" office:value-type="string" office:string-value="976874F0" calcext:value-type="string">
            <text:p>976874F0</text:p>
          </table:table-cell>
          <table:table-cell table:style-name="ce13" office:value-type="time" office:time-value="PT12H34M56S" calcext:value-type="time">
            <text:p>12:34:56</text:p>
          </table:table-cell>
          <table:table-cell table:style-name="ce15" office:value-type="date" office:date-value="2050-06-30" calcext:value-type="date">
            <text:p>30/06/50</text:p>
          </table:table-cell>
          <table:table-cell table:formula="of:=CHOOSE(WEEKDAY([.D238]);&quot;Sunday&quot;; &quot;Monday&quot;; &quot;Tuesday&quot;; &quot;Wednesday&quot;;&quot;Thursday&quot;;&quot;Friday&quot;;&quot;Saturday&quot;)" office:value-type="string" office:string-value="Thursday" calcext:value-type="string">
            <text:p>Thursday</text:p>
          </table:table-cell>
          <table:table-cell office:value-type="string" calcext:value-type="string">
            <text:p>Proof against 2038 issue!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udio</text:p>
          </table:table-cell>
          <table:table-cell table:style-name="ce1" table:number-columns-repeated="6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idering a PWM audio output.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ple width (bits)</text:p>
          </table:table-cell>
          <table:table-cell table:number-columns-repeated="1022"/>
        </table:table-row>
        <table:table-row table:style-name="ro1">
          <table:table-cell table:formula="of:=2^[.A244]" office:value-type="float" office:value="256" calcext:value-type="float">
            <text:p>256</text:p>
          </table:table-cell>
          <table:table-cell office:value-type="string" calcext:value-type="string">
            <text:p>Clock periods per sample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Sample rate (Hz)</text:p>
          </table:table-cell>
          <table:table-cell table:number-columns-repeated="1022"/>
        </table:table-row>
        <table:table-row table:style-name="ro1">
          <table:table-cell table:formula="of:=[.A245]*[.A246]" office:value-type="float" office:value="5120000" calcext:value-type="float">
            <text:p>5120000</text:p>
          </table:table-cell>
          <table:table-cell office:value-type="string" calcext:value-type="string">
            <text:p>Required clock (Hz)</text:p>
          </table:table-cell>
          <table:table-cell table:number-columns-repeated="1022"/>
        </table:table-row>
        <table:table-row table:style-name="ro1">
          <table:table-cell table:formula="of:=[.A247]/1000000" office:value-type="float" office:value="5.12" calcext:value-type="float">
            <text:p>5.12</text:p>
          </table:table-cell>
          <table:table-cell office:value-type="string" calcext:value-type="string">
            <text:p>Above in MH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idering 8-bit samples for each voice, but 10-bit samples for the output. This allows up to four voices at maximum amplitude without clipping or loss of resolutio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PU Clock</text:p>
          </table:table-cell>
          <table:table-cell table:style-name="ce1" office:value-type="string" calcext:value-type="string">
            <text:p>Char Clock</text:p>
          </table:table-cell>
          <table:table-cell table:style-name="ce1" office:value-type="string" calcext:value-type="string">
            <text:p>Pix Clock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formula="of:=8000000" office:value-type="float" office:value="8000000" calcext:value-type="float">
            <text:p>8000000</text:p>
          </table:table-cell>
          <table:table-cell table:formula="of:=(65/4) * 1000000" office:value-type="float" office:value="16250000" calcext:value-type="float">
            <text:p>16250000</text:p>
          </table:table-cell>
          <table:table-cell table:formula="of:=65 * 1000000" office:value-type="float" office:value="65000000" calcext:value-type="float">
            <text:p>65000000</text:p>
          </table:table-cell>
          <table:table-cell office:value-type="string" calcext:value-type="string">
            <text:p>Clock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ample width (bits)</text:p>
          </table:table-cell>
          <table:table-cell table:number-columns-repeated="1020"/>
        </table:table-row>
        <table:table-row table:style-name="ro1">
          <table:table-cell table:formula="of:=2^[.A252]" office:value-type="float" office:value="1024" calcext:value-type="float">
            <text:p>1024</text:p>
          </table:table-cell>
          <table:table-cell table:formula="of:=2^[.B252]" office:value-type="float" office:value="1024" calcext:value-type="float">
            <text:p>1024</text:p>
          </table:table-cell>
          <table:table-cell table:formula="of:=2^[.C252]" office:value-type="float" office:value="1024" calcext:value-type="float">
            <text:p>1024</text:p>
          </table:table-cell>
          <table:table-cell office:value-type="string" calcext:value-type="string">
            <text:p>Clock periods per sample</text:p>
          </table:table-cell>
          <table:table-cell table:number-columns-repeated="1020"/>
        </table:table-row>
        <table:table-row table:style-name="ro1">
          <table:table-cell table:formula="of:=[.A251]/[.A253]" office:value-type="float" office:value="7812.5" calcext:value-type="float">
            <text:p>7812.5</text:p>
          </table:table-cell>
          <table:table-cell table:formula="of:=[.B251]/[.B253]" office:value-type="float" office:value="15869.140625" calcext:value-type="float">
            <text:p>15869.140625</text:p>
          </table:table-cell>
          <table:table-cell table:formula="of:=[.C251]/[.C253]" office:value-type="float" office:value="63476.5625" calcext:value-type="float">
            <text:p>63476.5625</text:p>
          </table:table-cell>
          <table:table-cell office:value-type="string" calcext:value-type="string">
            <text:p>Output sample rate (Hz)</text:p>
          </table:table-cell>
          <table:table-cell table:number-columns-repeated="1020"/>
        </table:table-row>
        <table:table-row table:style-name="ro1">
          <table:table-cell table:formula="of:=[.A254]/1000" office:value-type="float" office:value="7.8125" calcext:value-type="float">
            <text:p>7.8125</text:p>
          </table:table-cell>
          <table:table-cell table:formula="of:=[.B254]/1000" office:value-type="float" office:value="15.869140625" calcext:value-type="float">
            <text:p>15.869140625</text:p>
          </table:table-cell>
          <table:table-cell table:formula="of:=[.C254]/1000" office:value-type="float" office:value="63.4765625" calcext:value-type="float">
            <text:p>63.4765625</text:p>
          </table:table-cell>
          <table:table-cell office:value-type="string" calcext:value-type="string">
            <text:p>Above in K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 could achieve good quality audio using the pixel clock for output PWM generation. Most of the logic could run at the character clock, much as the video doe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looks as if we could have audio outputs with just one pin per channel. The output filter could be simple and purely passive, but a buffer with a filtered supply would give a quieter outpu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 could either play samples from RAM (limited supply) or synthesise waveforms. In the latter case, digital filters would add colou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odore’s SID chip could provide inspiration: <text:a xlink:href="https://en.wikipedia.org/wiki/MOS_Technology_6581" xlink:type="simple">https://en.wikipedia.org/wiki/MOS_Technology_6581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s://www.c64-wiki.com/wiki/SID" xlink:type="simple">https://www.c64-wiki.com/wiki/SID</text:a> for inner workings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6:43:22.257065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30T21:47:00.008578917</meta:creation-date>
    <meta:generator>LibreOffice/6.4.4.2$Linux_X86_64 LibreOffice_project/40$Build-2</meta:generator>
    <dc:date>2020-08-11T16:43:38.973097862</dc:date>
    <meta:editing-duration>PT8H47M</meta:editing-duration>
    <meta:editing-cycles>74</meta:editing-cycles>
    <meta:document-statistic meta:table-count="1" meta:cell-count="532" meta:object-count="0"/>
  </office:meta>
</office:document-meta>
</file>